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style:font-name="Liberation Serif" fo:font-size="12pt" style:font-size-asian="12pt" style:font-size-complex="12pt"/>
    </style:style>
    <style:style style:name="P2" style:family="paragraph" style:parent-style-name="Standard">
      <style:paragraph-properties fo:margin-top="0cm" fo:margin-bottom="0cm" fo:text-align="justify" style:justify-single-word="false"/>
      <style:text-properties style:font-name="Liberation Serif" fo:font-size="12pt" style:font-size-asian="12pt" style:font-size-complex="12pt"/>
    </style:style>
    <style:style style:name="P3" style:family="paragraph" style:parent-style-name="Text_20_body">
      <style:paragraph-properties fo:margin-top="0cm" fo:margin-bottom="0cm" fo:text-align="justify" style:justify-single-word="false"/>
      <style:text-properties style:font-name="Liberation Serif" fo:font-size="12pt" style:font-size-asian="12pt" style:font-size-complex="12pt"/>
    </style:style>
    <style:style style:name="P4" style:family="paragraph" style:parent-style-name="Standard">
      <style:paragraph-properties fo:margin-top="0cm" fo:margin-bottom="0cm" fo:text-align="justify" style:justify-single-word="false"/>
      <style:text-properties style:font-name="Liberation Serif" fo:font-size="12pt" style:font-size-asian="12pt" style:font-size-complex="12pt"/>
    </style:style>
    <style:style style:name="P5" style:family="paragraph" style:parent-style-name="Standard" style:list-style-name="L3">
      <style:paragraph-properties fo:margin-top="0cm" fo:margin-bottom="0cm" fo:text-align="justify" style:justify-single-word="false"/>
      <style:text-properties style:font-name="Liberation Serif" fo:font-size="12pt" style:font-size-asian="12pt" style:font-size-complex="12pt"/>
    </style:style>
    <style:style style:name="P6" style:family="paragraph" style:parent-style-name="Standard" style:list-style-name="L4">
      <style:paragraph-properties fo:margin-top="0cm" fo:margin-bottom="0cm" fo:text-align="justify" style:justify-single-word="false"/>
      <style:text-properties style:font-name="Liberation Serif" fo:font-size="12pt" style:font-size-asian="12pt" style:font-size-complex="12pt"/>
    </style:style>
    <style:style style:name="P7" style:family="paragraph" style:parent-style-name="Text_20_body" style:list-style-name="L13">
      <style:paragraph-properties fo:text-align="justify" style:justify-single-word="false"/>
      <style:text-properties style:font-name="Liberation Serif" fo:font-size="12pt" style:font-size-asian="12pt" style:font-size-complex="12pt"/>
    </style:style>
    <style:style style:name="P8" style:family="paragraph" style:parent-style-name="Text_20_body">
      <style:paragraph-properties fo:margin-top="0cm" fo:margin-bottom="0cm" fo:text-align="justify" style:justify-single-word="false"/>
      <style:text-properties style:font-name="Liberation Serif" fo:font-size="12pt" style:font-size-asian="12pt" style:font-size-complex="12pt"/>
    </style:style>
    <style:style style:name="P9" style:family="paragraph" style:parent-style-name="Text_20_body" style:list-style-name="L1">
      <style:paragraph-properties fo:margin-top="0cm" fo:margin-bottom="0cm" fo:text-align="justify" style:justify-single-word="false"/>
      <style:text-properties style:font-name="Liberation Serif" fo:font-size="12pt" style:font-size-asian="12pt" style:font-size-complex="12pt"/>
    </style:style>
    <style:style style:name="P10" style:family="paragraph" style:parent-style-name="Text_20_body" style:list-style-name="L2">
      <style:paragraph-properties fo:margin-top="0cm" fo:margin-bottom="0cm" fo:text-align="justify" style:justify-single-word="false"/>
      <style:text-properties style:font-name="Liberation Serif" fo:font-size="12pt" style:font-size-asian="12pt" style:font-size-complex="12pt"/>
    </style:style>
    <style:style style:name="P11" style:family="paragraph" style:parent-style-name="Text_20_body" style:list-style-name="L5">
      <style:paragraph-properties fo:margin-top="0cm" fo:margin-bottom="0cm" fo:text-align="justify" style:justify-single-word="false"/>
      <style:text-properties style:font-name="Liberation Serif" fo:font-size="12pt" style:font-size-asian="12pt" style:font-size-complex="12pt"/>
    </style:style>
    <style:style style:name="P12" style:family="paragraph" style:parent-style-name="Text_20_body" style:list-style-name="L6">
      <style:paragraph-properties fo:margin-top="0cm" fo:margin-bottom="0cm" fo:text-align="justify" style:justify-single-word="false"/>
      <style:text-properties style:font-name="Liberation Serif" fo:font-size="12pt" style:font-size-asian="12pt" style:font-size-complex="12pt"/>
    </style:style>
    <style:style style:name="P13" style:family="paragraph" style:parent-style-name="Text_20_body" style:list-style-name="L7">
      <style:paragraph-properties fo:margin-top="0cm" fo:margin-bottom="0cm" fo:text-align="justify" style:justify-single-word="false"/>
      <style:text-properties style:font-name="Liberation Serif" fo:font-size="12pt" style:font-size-asian="12pt" style:font-size-complex="12pt"/>
    </style:style>
    <style:style style:name="P14" style:family="paragraph" style:parent-style-name="Text_20_body" style:list-style-name="L8">
      <style:paragraph-properties fo:margin-top="0cm" fo:margin-bottom="0cm" fo:text-align="justify" style:justify-single-word="false"/>
      <style:text-properties style:font-name="Liberation Serif" fo:font-size="12pt" style:font-size-asian="12pt" style:font-size-complex="12pt"/>
    </style:style>
    <style:style style:name="P15" style:family="paragraph" style:parent-style-name="Text_20_body" style:list-style-name="L9">
      <style:paragraph-properties fo:margin-top="0cm" fo:margin-bottom="0cm" fo:text-align="justify" style:justify-single-word="false"/>
      <style:text-properties style:font-name="Liberation Serif" fo:font-size="12pt" style:font-size-asian="12pt" style:font-size-complex="12pt"/>
    </style:style>
    <style:style style:name="P16" style:family="paragraph" style:parent-style-name="Text_20_body" style:list-style-name="L10">
      <style:paragraph-properties fo:margin-top="0cm" fo:margin-bottom="0cm" fo:text-align="justify" style:justify-single-word="false"/>
      <style:text-properties style:font-name="Liberation Serif" fo:font-size="12pt" style:font-size-asian="12pt" style:font-size-complex="12pt"/>
    </style:style>
    <style:style style:name="P17" style:family="paragraph" style:parent-style-name="Text_20_body" style:list-style-name="L11">
      <style:paragraph-properties fo:margin-top="0cm" fo:margin-bottom="0cm" fo:text-align="justify" style:justify-single-word="false"/>
      <style:text-properties style:font-name="Liberation Serif" fo:font-size="12pt" style:font-size-asian="12pt" style:font-size-complex="12pt"/>
    </style:style>
    <style:style style:name="P18" style:family="paragraph" style:parent-style-name="Text_20_body" style:list-style-name="L12">
      <style:paragraph-properties fo:margin-top="0cm" fo:margin-bottom="0cm" fo:text-align="justify" style:justify-single-word="false"/>
      <style:text-properties style:font-name="Liberation Serif" fo:font-size="12pt" style:font-size-asian="12pt" style:font-size-complex="12pt"/>
    </style:style>
    <style:style style:name="P19" style:family="paragraph" style:parent-style-name="Text_20_body" style:list-style-name="L13">
      <style:paragraph-properties fo:margin-top="0cm" fo:margin-bottom="0cm" fo:text-align="justify" style:justify-single-word="false"/>
      <style:text-properties style:font-name="Liberation Serif"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725cm" text:min-label-width="0.499cm"/>
      </text:list-level-style-bullet>
      <text:list-level-style-bullet text:level="3" text:style-name="Bullet_20_Symbols" style:num-suffix="." text:bullet-char="•">
        <style:list-level-properties text:space-before="1.972cm" text:min-label-width="0.499cm"/>
      </text:list-level-style-bullet>
      <text:list-level-style-bullet text:level="4" text:style-name="Bullet_20_Symbols" style:num-suffix="." text:bullet-char="•">
        <style:list-level-properties text:space-before="3.219cm" text:min-label-width="0.499cm"/>
      </text:list-level-style-bullet>
      <text:list-level-style-bullet text:level="5" text:style-name="Bullet_20_Symbols" style:num-suffix="." text:bullet-char="•">
        <style:list-level-properties text:space-before="4.466cm" text:min-label-width="0.499cm"/>
      </text:list-level-style-bullet>
      <text:list-level-style-bullet text:level="6" text:style-name="Bullet_20_Symbols" style:num-suffix="." text:bullet-char="•">
        <style:list-level-properties text:space-before="5.713cm" text:min-label-width="0.499cm"/>
      </text:list-level-style-bullet>
      <text:list-level-style-bullet text:level="7" text:style-name="Bullet_20_Symbols" style:num-suffix="." text:bullet-char="•">
        <style:list-level-properties text:space-before="6.96cm" text:min-label-width="0.499cm"/>
      </text:list-level-style-bullet>
      <text:list-level-style-bullet text:level="8" text:style-name="Bullet_20_Symbols" style:num-suffix="." text:bullet-char="•">
        <style:list-level-properties text:space-before="8.208cm" text:min-label-width="0.499cm"/>
      </text:list-level-style-bullet>
      <text:list-level-style-bullet text:level="9" text:style-name="Bullet_20_Symbols" style:num-suffix="." text:bullet-char="•">
        <style:list-level-properties text:space-before="9.455cm" text:min-label-width="0.499cm"/>
      </text:list-level-style-bullet>
      <text:list-level-style-bullet text:level="10" text:style-name="Bullet_20_Symbols" style:num-suffix="." text:bullet-char="•">
        <style:list-level-properties text:space-before="10.70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911271041" text:style-name="L1">
        <text:list-item>
          <text:p text:style-name="P9">Introduction </text:p>
          <text:p text:style-name="P9"/>
        </text:list-item>
      </text:list>
      <text:list xml:id="list1183521410" text:style-name="L2">
        <text:list-item>
          <text:p text:style-name="P10">Purpose</text:p>
        </text:list-item>
      </text:list>
      <text:p text:style-name="P1"><text:tab/><text:tab/></text:p>
      <text:p text:style-name="P2"><text:tab/>The purpose of this document is to present a detailed description of the telephonic ticketing system program for XYZ airline . It will illustrate the purpose and complete declaration for the development of system. This document is primarily intended to be proposed to mentor for approval and a reference for developing the system.</text:p>
      <text:p text:style-name="P2"/>
      <text:list xml:id="list764246333" text:style-name="L3">
        <text:list-item>
          <text:p text:style-name="P5">Scope </text:p>
          <text:p text:style-name="P5"/>
        </text:list-item>
      </text:list>
      <text:p text:style-name="P2"><text:tab/>The “Telephonic Ticketing System” is a application which helps people to book the seats in the flight of XYZ airline. XYZ Airline owner can provide their flights booking states using this application.</text:p>
      <text:p text:style-name="P2"/>
      <text:list xml:id="list290380319" text:style-name="L4">
        <text:list-item>
          <text:p text:style-name="P6">References</text:p>
        </text:list-item>
      </text:list>
      <text:p text:style-name="P2"/>
      <text:p text:style-name="P2">[1] IEEE Software Engineering Standards Committee, “IEEE Std 830-1998, IEEE Recommended </text:p>
      <text:p text:style-name="P2">Practice for Software Requirements Specifications”, October 20, 1998. </text:p>
      <text:p text:style-name="P2"/>
      <text:p text:style-name="P2">[2] OS Fundamentals and Data structure Training Document.pdf</text:p>
      <text:p text:style-name="P2"/>
      <text:list xml:id="list902068246" text:style-name="L5">
        <text:list-item>
          <text:p text:style-name="P11">Overview </text:p>
        </text:list-item>
      </text:list>
      <text:p text:style-name="P3"><text:tab/></text:p>
      <text:p text:style-name="P3"><text:tab/>The remainder of this document includes three chapters and appendixes. The second one provides an overview of the system functionality and system interaction with users. Further, the chapter also mentions the system constraints and assumptions about the product. </text:p>
      <text:p text:style-name="P3"><text:tab/>The third chapter provides the requirements specification in detailed terms and a description of the different system interfaces.</text:p>
      <text:p text:style-name="P3"><text:tab/>The fourth chapter deals with the prioritization of the requirements.</text:p>
      <text:p text:style-name="P3"><text:tab/>The Appendixes in the end of the document include the all results of the requirement prioritizatio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888341525" text:continue-list="list5911271041" text:style-name="L1">
        <text:list-item>
          <text:p text:style-name="P9"><text:soft-page-break/>Overall description </text:p>
          <text:p text:style-name="P9"/>
        </text:list-item>
      </text:list>
      <text:p text:style-name="P2"><text:tab/>This section will give an overview of the whole system. The system will be explained in its context to show how the system interacts with users and introduce the basic functionality of it. At last, the constraints and assumptions for the system will be presented. </text:p>
      <text:p text:style-name="P3"/>
      <text:list xml:id="list888262425" text:style-name="L6">
        <text:list-item>
          <text:p text:style-name="P12">Product perspective </text:p>
        </text:list-item>
      </text:list>
      <text:p text:style-name="P3"/>
      <text:p text:style-name="P3"><text:tab/>This system will consist an application that interacts with user. The application will be used to book the flight tickets based on the availability of the tickets. The end user of this </text:p>
      <text:p text:style-name="P3"/>
      <text:p text:style-name="P3">The application will need to be given inputs like how many seats need to be booked. Since this is a data-centric product it will need somewhere to store the data. To avoid problems with call traffic the application only allows one caller at a time to the ticketing agent.</text:p>
      <text:p text:style-name="P3"/>
      <text:list xml:id="list1706349943" text:style-name="L7">
        <text:list-item>
          <text:p text:style-name="P13">Product functions </text:p>
        </text:list-item>
      </text:list>
      <text:p text:style-name="P3"/>
      <text:p text:style-name="P3"><text:tab/>The function of the product is to help the ticketing agent to book the flight tickets based on the availability and based on the callers available to them. If no caller is available then ticketing agents will be free for attending any future callers. If the more then attendable i.e. more than 5 callers, call the agents the caller will be put on hold.</text:p>
      <text:p text:style-name="P3"/>
      <text:p text:style-name="P3"><text:tab/>If the caller is on hold the caller will be informed on the 25%, 50%, 75% and 100% booking completion, so that a caller can quit if he wishes to. The agents are also informed of the booking status upon completion of 25%, 50%, 75% and 100% so that they can boost their sell.</text:p>
      <text:p text:style-name="P3"/>
      <text:p text:style-name="P3"><text:tab/>An agent can book maximum of 4 tickets and minimum of 1 ticket if he receives the call. </text:p>
      <text:p text:style-name="P3"><text:tab/></text:p>
      <text:p text:style-name="P3"/>
      <text:list xml:id="list656842181" text:style-name="L8">
        <text:list-item>
          <text:p text:style-name="P14">User characteristics </text:p>
        </text:list-item>
      </text:list>
      <text:p text:style-name="P3"/>
      <text:p text:style-name="P3"><text:tab/>Our user (ticketing agent) has a characteristic to book the ticket as fast as possible so that he can book more tickets and earns more. While the caller has a tendancy to know more about the booked tickets. As well as the user has a tendancy to book maximum of tickets in one call.</text:p>
      <text:p text:style-name="P3"/>
      <text:list xml:id="list233456089" text:style-name="L9">
        <text:list-item>
          <text:p text:style-name="P15">Constraints, assumptions and dependencies </text:p>
        </text:list-item>
      </text:list>
      <text:p text:style-name="P3"/>
      <text:p text:style-name="P3"><text:tab/>In this application the constaints for displaying information is as follows, Information is displayed only at some predefined intervals like booking of the seats reaches 25%, 50%, 75% and 100%.</text:p>
      <text:p text:style-name="P3"/>
      <text:p text:style-name="P3"><text:tab/>In this application we have made an assumption that only 5 ticketing agents are available and user can book maximum of 4 tickets and minimum of 1 if the call is attended by the agent. We have assumed that only a flight to be booked and the flight is having 200 seats. It is also assumed that if an agent receives a call the selling is done for sure.</text:p>
      <text:p text:style-name="P3"><text:tab/></text:p>
      <text:p text:style-name="P3"><text:tab/>This application is dependent on no other application or interfaces.</text:p>
      <text:list xml:id="list1706429043" text:continue-list="list888341525" text:style-name="L1">
        <text:list-header>
          <text:p text:style-name="P9"/>
        </text:list-header>
      </text:list>
      <text:p text:style-name="P3"/>
      <text:p text:style-name="P3"/>
      <text:p text:style-name="P3"/>
      <text:p text:style-name="P3"/>
      <text:p text:style-name="P3"><text:soft-page-break/></text:p>
      <text:list xml:id="list656921281" text:continue-numbering="true" text:style-name="L1">
        <text:list-item>
          <text:p text:style-name="P9">Systrm Features</text:p>
        </text:list-item>
      </text:list>
      <text:p text:style-name="P3"/>
      <text:list xml:id="list817074263" text:style-name="L10">
        <text:list-item>
          <text:p text:style-name="P16">General Requirements</text:p>
        </text:list-item>
      </text:list>
      <text:p text:style-name="P3"/>
      <text:p text:style-name="P3"><text:tab/>Handle callers and distribute them to telephonic ticket agents without allocating two callers to any agent simultaneously. System should have finite number of ticketing agents (more than 3 and less than 7). If no ticket agent is available then caller needs to be put on hold .</text:p>
      <text:p text:style-name="P3"/>
      <text:list xml:id="list2027270096" text:style-name="L11">
        <text:list-item>
          <text:p text:style-name="P17">Have all tickets agents responding to calls when there are customers waiting to buy tickets </text:p>
        </text:list-item>
        <text:list-item>
          <text:p text:style-name="P17">Assure that only total number of available tickets are sold </text:p>
        </text:list-item>
        <text:list-item>
          <text:p text:style-name="P17">Notify a agents once 25%, 50%, 75% and all tickets are sold (and not before) </text:p>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jas Prajapati</meta:initial-creator>
    <meta:creation-date>2015-08-03T15:20:58</meta:creation-date>
    <dc:date>2015-08-03T17:24:44</dc:date>
    <dc:creator>Tejas Prajapati</dc:creator>
    <meta:editing-duration>PT1H43M25S</meta:editing-duration>
    <meta:editing-cycles>32</meta:editing-cycles>
    <meta:generator>LibreOffice/3.5$Linux_X86_64 LibreOffice_project/350m1$Build-2</meta:generator>
    <meta:document-statistic meta:table-count="0" meta:image-count="0" meta:object-count="0" meta:page-count="3" meta:paragraph-count="39" meta:word-count="742" meta:character-count="4378" meta:non-whitespace-character-count="3648"/>
  </office:meta>
</office:document-meta>
</file>